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6d6d" draw:auto-grow-height="true" draw:auto-grow-width="false" fo:min-height="1.75cm" loext:decorative="false"/>
      <style:paragraph-properties style:writing-mode="lr-tb"/>
    </style:style>
    <style:style style:name="gr2" style:family="graphic" style:parent-style-name="objectwithoutfill">
      <style:graphic-properties draw:marker-end="Linjeslut_20_1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P1" style:family="paragraph">
      <loext:graphic-properties draw:fill="solid" draw:fill-color="#ff6d6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cm" svg:height="2cm" svg:x="3cm" svg:y="25cm">
          <draw:text-box>
            <text:p>Audio out request</text:p>
          </draw:text-box>
        </draw:frame>
        <draw:frame draw:style-name="gr1" draw:text-style-name="P1" draw:layer="layout" svg:width="4cm" svg:height="2cm" svg:x="3cm" svg:y="22cm">
          <draw:text-box>
            <text:p>Master player</text:p>
          </draw:text-box>
        </draw:frame>
        <draw:line draw:style-name="gr2" draw:text-style-name="P2" draw:layer="layout" svg:x1="5cm" svg:y1="24cm" svg:x2="5cm" svg:y2="25cm">
          <text:p/>
        </draw:line>
        <draw:frame draw:style-name="gr1" draw:text-style-name="P1" draw:layer="layout" svg:width="4cm" svg:height="2cm" svg:x="3cm" svg:y="19cm">
          <draw:text-box>
            <text:p>Racks</text:p>
          </draw:text-box>
        </draw:frame>
        <draw:line draw:style-name="gr2" draw:text-style-name="P2" draw:layer="layout" svg:x1="5cm" svg:y1="21cm" svg:x2="5cm" svg:y2="22cm">
          <text:p/>
        </draw:line>
        <draw:frame draw:style-name="gr1" draw:text-style-name="P1" draw:layer="layout" svg:width="4cm" svg:height="2cm" svg:x="8cm" svg:y="25cm">
          <draw:text-box>
            <text:p>Audio in request</text:p>
          </draw:text-box>
        </draw:frame>
        <draw:frame draw:style-name="gr1" draw:text-style-name="P1" draw:layer="layout" svg:width="4cm" svg:height="2cm" svg:x="8cm" svg:y="22cm">
          <draw:text-box>
            <text:p>Audio-In multibuffer</text:p>
          </draw:text-box>
        </draw:frame>
        <draw:line draw:style-name="gr2" draw:text-style-name="P2" draw:layer="layout" svg:x1="10cm" svg:y1="25cm" svg:x2="10cm" svg:y2="24cm">
          <text:p/>
        </draw:line>
        <draw:line draw:style-name="gr2" draw:text-style-name="P2" draw:layer="layout" svg:x1="9cm" svg:y1="22.001cm" svg:x2="9cm" svg:y2="21.001cm">
          <text:p/>
        </draw:line>
        <draw:frame draw:style-name="gr3" draw:text-style-name="P3" draw:layer="layout" svg:width="8.359cm" svg:height="4.517cm" svg:x="7.5cm" svg:y="14.483cm">
          <draw:text-box>
            <text:p>Rack / File recorder</text:p>
            <text:p>FIFO with subclass for</text:p>
            <text:p>each buffer-reader,</text:p>
            <text:p>Really?</text:p>
            <text:p>Each should be -buffersize..</text:p>
            <text:p/>
          </draw:text-box>
        </draw:frame>
        <draw:frame draw:style-name="gr1" draw:text-style-name="P1" draw:layer="layout" svg:width="4cm" svg:height="2cm" svg:x="17cm" svg:y="25.001cm">
          <draw:text-box>
            <text:p>API-request (WS)</text:p>
          </draw:text-box>
        </draw:frame>
        <draw:frame draw:style-name="gr1" draw:text-style-name="P1" draw:layer="layout" svg:width="4cm" svg:height="2cm" svg:x="17cm" svg:y="22.001cm">
          <draw:text-box>
            <text:p>Process request</text:p>
          </draw:text-box>
        </draw:frame>
        <draw:line draw:style-name="gr2" draw:text-style-name="P2" draw:layer="layout" svg:x1="19cm" svg:y1="25.001cm" svg:x2="19cm" svg:y2="24.001cm">
          <text:p/>
        </draw:line>
        <draw:line draw:style-name="gr2" draw:text-style-name="P2" draw:layer="layout" svg:x1="19cm" svg:y1="22.002cm" svg:x2="19cm" svg:y2="21.002cm">
          <text:p/>
        </draw:line>
        <draw:frame draw:style-name="gr4" draw:text-style-name="P3" draw:layer="layout" svg:width="17.75cm" svg:height="3.806cm" svg:x="16.75cm" svg:y="16.194cm">
          <draw:text-box>
            <text:p>Patch reader/writer (synth, eventor, effect)</text:p>
            <text:p>Pattern reader/writer</text:p>
            <text:p>Sequence reader/writer</text:p>
            <text:p>Rack reader/writer</text:p>
            <text:p>Project reader/writ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Fyll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ylld_20_blå" draw:display-name="Fylld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ylld_20_grön" draw:display-name="Fylld grö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ylld_20_gul" draw:display-name="Fylld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Fylld_20_röd" draw:display-name="Fylld rö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Linjeslut_20_1" draw:display-name="Linjeslut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18:51:16.790683902</meta:creation-date>
    <dc:date>2024-06-28T21:21:25.011640681</dc:date>
    <meta:editing-duration>PT2H18M22S</meta:editing-duration>
    <meta:editing-cycles>2</meta:editing-cycles>
    <meta:generator>LibreOffice/24.2.4.2$Linux_X86_64 LibreOffice_project/420$Build-2</meta:generator>
    <meta:document-statistic meta:object-count="15"/>
  </office:meta>
</office:document-meta>
</file>